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día 11-1-2018 nos reunimos y tratamos los siguientes puntos:</text:p>
      <text:p text:style-name="Standard"/>
      <text:list xml:id="list8809997779879331695" text:style-name="L1">
        <text:list-item>
          <text:p text:style-name="P1">A la hora de calcular la varianza general corregimos 2 pequeños fallos (se hace con var y no con std, y a la hora de conseguir el resultado hay que multiplicar el resultado obtenido con la densidad). Por ejemplo en la media habría que multiplicar el resultado ya que es la media de personas en los cuadrados pequeños, y queremos la media en los cuadrados grandes, es decir, la media de todas las personas. Media= Media cuadrados pequeños * ag/ap. Con la varianza pasa lo mismo, es la media del error total, entonces hay que sumar el error de cada cuadrado respecto a los datos esperados que los conocemos en teoria.</text:p>
        </text:list-item>
        <text:list-item>
          <text:p text:style-name="P1">Despues hemos visto que los datos de la varianza daban muy distintos a los de la varianza compuesta que sabemos que esta bien, asi que lo primero que haremos sera cambiar los datos de prueba que llevamos usando desde el principio, por los de la foto de Iribar (annPoints-Iribar.dat).</text:p>
        </text:list-item>
        <text:list-item>
          <text:p text:style-name="P1">Mas tarde nos pusimos con el problema de la interfaz de python que tenia, que no dejaba trabajar con kivy ya que daba errores al ejecutar. La solucion mas sencilla fue cambiar la interfaz, pasando a Jupyter, de la que tendre que verme unos tutoriales para sacarle el maximo rendimiento, y en la que kivy funciona sin problemas.</text:p>
        </text:list-item>
        <text:list-item>
          <text:p text:style-name="P1">Por ultimo repasamos la programacion en kivy, buscando ejemplos y tambien si podia existir la posibilidad de usar una interfaz gráfica también para programar esta parte. Intentare tener esta parte avanzada para la proxima reunion tambien. Ademas de tener que programar un metodo en python para para saber que cuadrados coger a la hora de crear una maya.</text:p>
        </text:list-item>
      </text:list>
      <text:p text:style-name="Standard"/>
      <text:p text:style-name="Standard">La proxima reunion sera en principio el martes 16-1-2018.</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8-01-11T13:04:23.53</meta:creation-date>
    <meta:document-statistic meta:table-count="0" meta:image-count="0" meta:object-count="0" meta:page-count="1" meta:paragraph-count="6" meta:word-count="299" meta:character-count="1702"/>
    <dc:date>2018-01-11T13:29:07.31</dc:date>
    <dc:creator>o </dc:creator>
    <meta:editing-duration>PT9M3S</meta:editing-duration>
    <meta:editing-cycles>1</meta:editing-cycles>
    <meta:generator>OpenOffice/4.1.3$Win32 OpenOffice.org_project/413m1$Build-9783</meta:generator>
  </office:meta>
</office:document-meta>
</file>